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33751" officeooo:paragraph-rsid="00033751"/>
    </style:style>
    <style:style style:name="P2" style:family="paragraph" style:parent-style-name="Standard" style:list-style-name="L1">
      <style:text-properties officeooo:rsid="00033751" officeooo:paragraph-rsid="000337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4ProcessStore</text:p>
      <text:p text:style-name="P1"/>
      <text:list xml:id="list7659131612376787713" text:style-name="L1">
        <text:list-item>
          <text:p text:style-name="P2">keeps track of all of the process and their relative models/interactions</text:p>
        </text:list-item>
        <text:list-item>
          <text:p text:style-name="P2">has many functions to manage them</text:p>
        </text:list-item>
        <text:list-item>
          <text:p text:style-name="P2">has many functions that are common to all the proces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sley Ford</meta:initial-creator>
    <meta:creation-date>2014-08-07T17:49:51.978127989</meta:creation-date>
    <dc:date>2014-08-07T17:51:46.272713637</dc:date>
    <dc:creator>Wesley Ford</dc:creator>
    <meta:editing-duration>P0D</meta:editing-duration>
    <meta:editing-cycles>1</meta:editing-cycles>
    <meta:generator>LibreOffice/4.2.5.2$Linux_X86_64 LibreOffice_project/420$Build-2</meta:generator>
    <meta:document-statistic meta:table-count="0" meta:image-count="0" meta:object-count="0" meta:page-count="1" meta:paragraph-count="4" meta:word-count="31" meta:character-count="175" meta:non-whitespace-character-count="151"/>
  </office:meta>
</office:document-meta>
</file>